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602cm"/>
    </style:style>
    <style:style style:name="gr72" style:family="graphic" style:parent-style-name="standard">
      <style:graphic-properties draw:fill-color="#ffffff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9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1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7cm"/>
    </style:style>
    <style:style style:name="gr76" style:family="graphic" style:parent-style-name="objectwithoutfill">
      <style:graphic-properties svg:stroke-width="0.3cm" svg:stroke-color="#c0c0c0" svg:stroke-opacity="40%" draw:fill="none" draw:textarea-vertical-align="middle" fo:padding-top="0.275cm" fo:padding-bottom="0.275cm" fo:padding-left="0.4cm" fo:padding-right="0.4cm"/>
    </style:style>
    <style:style style:name="gr77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'Courier New'" style:font-family-generic="modern" style:font-pitch="variable" fo:font-size="10pt" style:font-size-asian="10pt" style:font-size-complex="10pt"/>
    </style:style>
    <style:style style:name="P12" style:family="paragraph">
      <style:paragraph-properties fo:text-align="center"/>
      <style:text-properties fo:font-family="'Courier New'" style:font-family-generic="modern" style:font-pitch="variable" fo:font-size="12pt" style:font-size-asian="12pt" style:font-size-complex="12pt"/>
    </style:style>
    <style:style style:name="P13" style:family="paragraph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P14" style:family="paragraph">
      <style:text-properties fo:font-family="'Courier New'" style:font-family-generic="modern" style:font-pitch="variable" fo:font-size="12pt" style:font-size-asian="12pt" style:font-size-complex="12pt"/>
    </style:style>
    <style:style style:name="P15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00800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6b2394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ffd32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00ffff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font-family="'Courier New'" style:font-family-generic="modern" style:font-pitch="variable" fo:font-size="10pt" style:font-size-asian="10pt" style:font-size-complex="10pt"/>
    </style:style>
    <style:style style:name="T19" style:family="text">
      <style:text-properties fo:font-family="'Courier New'" style:font-family-generic="modern" style:font-pitch="variable"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family="'Courier New'" style:font-family-generic="modern" style:font-pitch="variable" fo:font-size="12pt" style:font-size-asian="12pt" style:font-size-complex="12pt"/>
    </style:style>
    <style:style style:name="T21" style:family="text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T22" style:family="text">
      <style:text-properties fo:font-family="'Courier New'" style:font-family-generic="modern" style:font-pitch="variable"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family="'Times New Roman'" style:font-family-generic="roman" style:font-pitch="variable" fo:font-size="9pt" style:font-size-asian="9pt" style:font-size-complex="9pt"/>
    </style:style>
    <style:style style:name="T24" style:family="text">
      <style:text-properties fo:font-family="'Times New Roman'" style:font-family-generic="roman" style:font-pitch="variable" fo:font-size="9pt" style:text-underline-style="solid" style:text-underline-width="auto" style:text-underline-color="font-color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403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403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9.197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397cm" svg:y1="10.2cm" svg:x2="20.497cm" svg:y2="10.2cm">
            <text:p/>
          </draw:line>
          <draw:line draw:style-name="gr3" draw:text-style-name="P1" draw:layer="layout" svg:x1="19.297cm" svg:y1="9.5cm" svg:x2="19.397cm" svg:y2="9.5cm">
            <text:p/>
          </draw:line>
          <draw:line draw:style-name="gr3" draw:text-style-name="P1" draw:layer="layout" svg:x1="19.303cm" svg:y1="11cm" svg:x2="19.403cm" svg:y2="11cm">
            <text:p/>
          </draw:line>
          <draw:frame draw:style-name="gr24" draw:text-style-name="P2" draw:layer="layout" svg:width="1.254cm" svg:height="0.603cm" draw:transform="rotate (1.5716689914206) translate (19.894cm 10.8cm)">
            <draw:text-box>
              <text:p><text:span text:style-name="T1">ALU</text:span></text:p>
            </draw:text-box>
          </draw:frame>
          <draw:line draw:style-name="gr3" draw:text-style-name="P1" draw:layer="layout" svg:x1="20.397cm" svg:y1="9.6cm" svg:x2="20.497cm" svg:y2="9.6cm">
            <text:p/>
          </draw:line>
          <draw:frame draw:style-name="gr7" draw:text-style-name="P2" draw:layer="layout" svg:width="1.103cm" svg:height="0.603cm" svg:x="20.197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2.1cm" svg:y="17.44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2.2cm" svg:y="17.445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cm 14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cm 13.6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5.994cm" svg:y="13.3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cm" svg:y1="13.5cm" svg:x2="7.3cm" svg:y2="13.5cm">
            <text:p/>
          </draw:line>
          <draw:line draw:style-name="gr3" draw:text-style-name="P1" draw:layer="layout" svg:x1="6.1cm" svg:y1="12.9cm" svg:x2="6.2cm" svg:y2="12.9cm">
            <text:p/>
          </draw:line>
          <draw:line draw:style-name="gr3" draw:text-style-name="P1" draw:layer="layout" svg:x1="6.1cm" svg:y1="14cm" svg:x2="6.2cm" svg:y2="14cm">
            <text:p/>
          </draw:line>
          <draw:frame draw:style-name="gr30" draw:text-style-name="P2" draw:layer="layout" svg:width="0.663cm" svg:height="0.603cm" svg:x="5.594cm" svg:y="13.7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35cm" svg:y="13.1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cm" svg:y="12.9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2.9cm">
          <text:p/>
        </draw:line>
        <draw:line draw:style-name="gr3" draw:text-style-name="P1" draw:layer="layout" svg:x1="5.5cm" svg:y1="12.9cm" svg:x2="6.2cm" svg:y2="12.9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5.2cm" svg:y1="10.9cm" svg:x2="17.3cm" svg:y2="10.9cm">
          <text:p/>
        </draw:line>
        <draw:line draw:style-name="gr55" draw:text-style-name="P1" draw:layer="layout" svg:x1="15.6cm" svg:y1="11.2cm" svg:x2="15.6cm" svg:y2="16.9cm">
          <text:p/>
        </draw:line>
        <draw:line draw:style-name="gr55" draw:text-style-name="P1" draw:layer="layout" svg:x1="14.8cm" svg:y1="16.9cm" svg:x2="15.6cm" svg:y2="16.9cm">
          <text:p/>
        </draw:line>
        <draw:line draw:style-name="gr55" draw:text-style-name="P1" draw:layer="layout" svg:x1="15.6cm" svg:y1="11.2cm" svg:x2="17.3cm" svg:y2="11.2cm">
          <text:p/>
        </draw:line>
        <draw:line draw:style-name="gr3" draw:text-style-name="P1" draw:layer="layout" svg:x1="15.2cm" svg:y1="10.9cm" svg:x2="15.2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cm" svg:y1="13.5cm" svg:x2="7.9cm" svg:y2="13.5cm">
          <text:p/>
        </draw:line>
        <draw:line draw:style-name="gr3" draw:text-style-name="P1" draw:layer="layout" svg:x1="7.9cm" svg:y1="13.5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2.3cm" svg:y2="17.8cm">
          <text:p/>
        </draw:line>
        <draw:line draw:style-name="gr21" draw:text-style-name="P1" draw:layer="layout" svg:x1="13.5cm" svg:y1="17.8cm" svg:x2="25cm" svg:y2="17.8cm">
          <text:p/>
        </draw:line>
        <draw:line draw:style-name="gr60" draw:text-style-name="P1" draw:layer="layout" svg:x1="9.6cm" svg:y1="14.9cm" svg:x2="20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4cm" svg:y2="9.5cm">
          <text:p/>
        </draw:line>
        <draw:line draw:style-name="gr36" draw:text-style-name="P1" draw:layer="layout" svg:x1="20cm" svg:y1="4.4cm" svg:x2="20cm" svg:y2="9.3cm">
          <text:p/>
        </draw:line>
        <draw:line draw:style-name="gr60" draw:text-style-name="P1" draw:layer="layout" svg:x1="20cm" svg:y1="11.1cm" svg:x2="20cm" svg:y2="14.9cm">
          <text:p/>
        </draw:line>
        <draw:line draw:style-name="gr51" draw:text-style-name="P1" draw:layer="layout" svg:x1="11.7cm" svg:y1="4.4cm" svg:x2="20cm" svg:y2="4.4cm">
          <text:p/>
        </draw:line>
        <draw:line draw:style-name="gr3" draw:text-style-name="P1" draw:layer="layout" svg:x1="20.4cm" svg:y1="10.2cm" svg:x2="22.2cm" svg:y2="10.2cm">
          <text:p/>
        </draw:line>
        <draw:line draw:style-name="gr3" draw:text-style-name="P1" draw:layer="layout" svg:x1="16.5cm" svg:y1="10.5cm" svg:x2="16.5cm" svg:y2="11.9cm">
          <text:p/>
        </draw:line>
        <draw:line draw:style-name="gr3" draw:text-style-name="P1" draw:layer="layout" svg:x1="16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4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2.1cm" svg:y1="8.8cm" svg:x2="22.1cm" svg:y2="10.2cm">
          <text:p/>
        </draw:line>
        <draw:line draw:style-name="gr3" draw:text-style-name="P1" draw:layer="layout" svg:x1="22.1cm" svg:y1="8.8cm" svg:x2="25cm" svg:y2="8.8cm">
          <text:p/>
        </draw:line>
        <draw:line draw:style-name="gr3" draw:text-style-name="P1" draw:layer="layout" svg:x1="25cm" svg:y1="9.8cm" svg:x2="25.8cm" svg:y2="9.8cm">
          <text:p/>
        </draw:line>
        <draw:line draw:style-name="gr3" draw:text-style-name="P1" draw:layer="layout" svg:x1="25cm" svg:y1="8.8cm" svg:x2="25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, ori</text:span></text:p>
            <text:p><text:span text:style-name="T14">jal</text:span></text:p>
            <text:p><text:span text:style-name="T15">lui</text:span></text:p>
            <text:p><text:span text:style-name="T16">sll</text:span></text:p>
            <text:p><text:span text:style-name="T17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20.233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5.6cm" svg:y="15.2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797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22.501cm" svg:y="17.197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3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  <draw:frame draw:style-name="gr71" draw:text-style-name="P11" draw:layer="layout" svg:width="7.898cm" svg:height="0.729cm" svg:x="1.002cm" svg:y="0.1cm">
          <draw:text-box>
            <text:p><text:span text:style-name="T18">slt,</text:span><text:span text:style-name="T19">sltu</text:span><text:span text:style-name="T18"> : [rd] = ([rs]&lt;[rt]) ? 1:0</text:span></text:p>
          </draw:text-box>
        </draw:frame>
        <draw:g>
          <draw:rect draw:style-name="gr72" draw:text-style-name="P12" draw:layer="layout" svg:width="2.5cm" svg:height="0.6cm" svg:x="13.002cm" svg:y="0.2cm">
            <text:p text:style-name="P1"><text:span text:style-name="T20">rs</text:span></text:p>
          </draw:rect>
          <draw:rect draw:style-name="gr72" draw:text-style-name="P12" draw:layer="layout" svg:width="2.5cm" svg:height="0.6cm" svg:x="15.502cm" svg:y="0.2cm">
            <text:p text:style-name="P1"><text:span text:style-name="T20">rt</text:span></text:p>
          </draw:rect>
          <draw:rect draw:style-name="gr72" draw:text-style-name="P12" draw:layer="layout" svg:width="2.5cm" svg:height="0.6cm" svg:x="18.002cm" svg:y="0.2cm">
            <text:p text:style-name="P1"><text:span text:style-name="T20">rd</text:span></text:p>
          </draw:rect>
          <draw:rect draw:style-name="gr72" draw:text-style-name="P12" draw:layer="layout" svg:width="2.5cm" svg:height="0.6cm" svg:x="20.502cm" svg:y="0.2cm">
            <text:p text:style-name="P1"><text:span text:style-name="T20">shamt</text:span></text:p>
          </draw:rect>
          <draw:rect draw:style-name="gr72" draw:text-style-name="P12" draw:layer="layout" svg:width="2.5cm" svg:height="0.6cm" svg:x="23.002cm" svg:y="0.2cm">
            <text:p text:style-name="P1"><text:span text:style-name="T20">funct</text:span></text:p>
          </draw:rect>
          <draw:rect draw:style-name="gr72" draw:text-style-name="P12" draw:layer="layout" svg:width="2.5cm" svg:height="0.6cm" svg:x="10.513cm" svg:y="0.2cm">
            <text:p text:style-name="P1"><text:span text:style-name="T20">opcode</text:span></text:p>
          </draw:rect>
          <draw:frame draw:style-name="gr73" draw:text-style-name="P13" draw:layer="layout" svg:width="0.794cm" svg:height="0.814cm" svg:x="10.266cm" svg:y="0.394cm">
            <draw:text-box>
              <text:p><text:span text:style-name="T21">31</text:span></text:p>
            </draw:text-box>
          </draw:frame>
          <draw:frame draw:style-name="gr73" draw:text-style-name="P13" draw:layer="layout" svg:width="0.794cm" svg:height="0.814cm" svg:x="12.437cm" svg:y="0.394cm">
            <draw:text-box>
              <text:p><text:span text:style-name="T21">26</text:span></text:p>
            </draw:text-box>
          </draw:frame>
          <draw:frame draw:style-name="gr73" draw:text-style-name="P13" draw:layer="layout" svg:width="0.794cm" svg:height="0.814cm" svg:x="12.811cm" svg:y="0.394cm">
            <draw:text-box>
              <text:p><text:span text:style-name="T21">25</text:span></text:p>
            </draw:text-box>
          </draw:frame>
          <draw:frame draw:style-name="gr73" draw:text-style-name="P13" draw:layer="layout" svg:width="0.794cm" svg:height="0.814cm" svg:x="14.936cm" svg:y="0.394cm">
            <draw:text-box>
              <text:p><text:span text:style-name="T21">21</text:span></text:p>
            </draw:text-box>
          </draw:frame>
          <draw:frame draw:style-name="gr73" draw:text-style-name="P13" draw:layer="layout" svg:width="0.794cm" svg:height="0.814cm" svg:x="15.327cm" svg:y="0.394cm">
            <draw:text-box>
              <text:p><text:span text:style-name="T21">20</text:span></text:p>
            </draw:text-box>
          </draw:frame>
          <draw:frame draw:style-name="gr73" draw:text-style-name="P13" draw:layer="layout" svg:width="0.794cm" svg:height="0.814cm" svg:x="17.398cm" svg:y="0.394cm">
            <draw:text-box>
              <text:p><text:span text:style-name="T21">16</text:span></text:p>
            </draw:text-box>
          </draw:frame>
          <draw:frame draw:style-name="gr73" draw:text-style-name="P13" draw:layer="layout" svg:width="0.794cm" svg:height="0.814cm" svg:x="17.8cm" svg:y="0.394cm">
            <draw:text-box>
              <text:p><text:span text:style-name="T21">15</text:span></text:p>
            </draw:text-box>
          </draw:frame>
          <draw:frame draw:style-name="gr73" draw:text-style-name="P13" draw:layer="layout" svg:width="0.794cm" svg:height="0.814cm" svg:x="19.92cm" svg:y="0.394cm">
            <draw:text-box>
              <text:p><text:span text:style-name="T21">11</text:span></text:p>
            </draw:text-box>
          </draw:frame>
          <draw:frame draw:style-name="gr73" draw:text-style-name="P13" draw:layer="layout" svg:width="0.794cm" svg:height="0.814cm" svg:x="20.333cm" svg:y="0.394cm">
            <draw:text-box>
              <text:p><text:span text:style-name="T21">10</text:span></text:p>
            </draw:text-box>
          </draw:frame>
          <draw:frame draw:style-name="gr74" draw:text-style-name="P13" draw:layer="layout" svg:width="0.65cm" svg:height="0.814cm" svg:x="22.542cm" svg:y="0.394cm">
            <draw:text-box>
              <text:p><text:span text:style-name="T21">6</text:span></text:p>
            </draw:text-box>
          </draw:frame>
          <draw:frame draw:style-name="gr74" draw:text-style-name="P13" draw:layer="layout" svg:width="0.65cm" svg:height="0.814cm" svg:x="22.816cm" svg:y="0.394cm">
            <draw:text-box>
              <text:p><text:span text:style-name="T21">5</text:span></text:p>
            </draw:text-box>
          </draw:frame>
          <draw:frame draw:style-name="gr74" draw:text-style-name="P13" draw:layer="layout" svg:width="0.65cm" svg:height="0.814cm" svg:x="25.083cm" svg:y="0.394cm">
            <draw:text-box>
              <text:p><text:span text:style-name="T21">0</text:span></text:p>
            </draw:text-box>
          </draw:frame>
          <draw:frame draw:style-name="gr75" draw:text-style-name="P14" draw:layer="layout" svg:width="1.27cm" svg:height="0.729cm" svg:x="9.302cm" svg:y="0.1cm">
            <draw:text-box>
              <text:p><text:span text:style-name="T22">R</text:span><text:span text:style-name="T20"> :</text:span></text:p>
            </draw:text-box>
          </draw:frame>
        </draw:g>
        <draw:path draw:style-name="gr76" draw:text-style-name="P1" draw:layer="layout" svg:width="1.107cm" svg:height="0.043cm" svg:x="4.991cm" svg:y="9.461cm" svg:viewBox="0 0 1108 44" svg:d="M0 9c185-35 359 48 546 33 169-15 341 0 512 0h50">
          <text:p/>
        </draw:path>
        <draw:path draw:style-name="gr76" draw:text-style-name="P1" draw:layer="layout" svg:width="2.049cm" svg:height="0.134cm" svg:x="8.445cm" svg:y="9.387cm" svg:viewBox="0 0 2050 135" svg:d="M0 116c187 0 374 0 562 0 170 0 347 43 513 0 172-45 337-105 512-116h165 165 133">
          <text:p/>
        </draw:path>
        <draw:path draw:style-name="gr76" draw:text-style-name="P1" draw:layer="layout" svg:width="2.742cm" svg:height="-0.001cm" svg:x="13.916cm" svg:y="9.304cm" svg:viewBox="0 0 2743 0" svg:d="M0 0c231 0 462 0 694 0 264 0 529 0 793 0 220 0 440 0 661 0 171 0 341-1 513 0h82">
          <text:p/>
        </draw:path>
        <draw:path draw:style-name="gr76" draw:text-style-name="P1" draw:layer="layout" svg:width="2.147cm" svg:height="0.087cm" svg:x="17.271cm" svg:y="9.417cm" svg:viewBox="0 0 2148 88" svg:d="M0 86c220 0 441-15 661 0 202 14 396-42 595-50 165-6 329-48 496-33h165 165 66">
          <text:p/>
        </draw:path>
        <draw:path draw:style-name="gr76" draw:text-style-name="P1" draw:layer="layout" svg:width="0.859cm" svg:height="1cm" svg:x="9.602cm" svg:y="9.618cm" svg:viewBox="0 0 860 1001" svg:d="M0 0c89 171 28 371 99 546 64 157-107 433 182 446 165 7 335 27 496-33l83-50">
          <text:p/>
        </draw:path>
        <draw:path draw:style-name="gr76" draw:text-style-name="P1" draw:layer="layout" svg:width="3.403cm" svg:height="0cm" svg:x="13.916cm" svg:y="10.478cm" svg:viewBox="0 0 3404 0" svg:d="M0 0c225 0 451 0 677 0 230 0 462 0 694 0 198 0 396 0 595 0 187 0 374 0 562 0 176 0 352 0 529 0h165 166 16">
          <text:p/>
        </draw:path>
        <draw:path draw:style-name="gr76" draw:text-style-name="P1" draw:layer="layout" svg:width="1.421cm" svg:height="0.033cm" svg:x="17.981cm" svg:y="10.941cm" svg:viewBox="0 0 1422 34" svg:d="M0 33c193 0 387-9 579 0 171 8 340-35 512-17l165-16h166">
          <text:p/>
        </draw:path>
        <draw:path draw:style-name="gr76" draw:text-style-name="P1" draw:layer="layout" svg:width="5.503cm" svg:height="1.542cm" svg:x="20.394cm" svg:y="8.704cm" svg:viewBox="0 0 5504 1543" svg:d="M0 1509c188-24 373 25 562 17 175-8 352 0 529 0 165 0 336-40 496 0 361 91 74-207 82-331 12-190 69-361 67-545-1-176 21-367 132-496 120-140 346-124 529-115 186 9 375 17 562 0 176-16 353 2 528-17 165-18 331-10 496-16 172-7 355-22 513 49 199 89 114 324 165 496 47 159-36 369 82 496 120 129 330 33 496 49l165-33 100-16">
          <text:p/>
        </draw:path>
        <draw:path draw:style-name="gr76" draw:text-style-name="P1" draw:layer="layout" svg:width="18.387cm" svg:height="9.964cm" svg:x="8.671cm" svg:y="10.272cm" svg:viewBox="0 0 18388 9965" svg:d="M17871 24c181-91 434 89 397 265-38 178-35 341-50 512-16 185 61 362 66 546 4 191 74 355 83 545 8 177-3 354 17 529 19 177-30 337-50 512-21 185-48 363-99 545-48 170-12 353-17 529-6 188-13 378-49 562-37 188-28 374-33 562-6 181-17 364 0 546s-64 346-33 528c28 168 80 335 66 513-14 165 3 338 82 496 78 161 67 350 99 528 36 200 19 397 34 595 17 220-134 380-199 579-54 166-80 338-33 496 41 140 166 424-99 429-165 4-331 0-496 0-171 0-343 13-512 0-193-14-374 48-562 66s-375 16-562 17c-203 1-409 12-611 0-179-10-352 25-529 16-176-8-353 0-529 0s-353 0-529 0c-182 0-365 0-545 0-210 0-420 0-628 0-199 0-398 12-595 0-174-9-341 26-513 17-203-10-408 0-611 0-214 0-430 0-645 0-210 0-420 0-628 0-204 0-408 0-611 0-276 0-553 18-827 0-194-12-387-11-578-17-193-6-386 4-578-16-221-23-441 14-662-66-193-70-401-111-611-99-181 11-365-2-545 0-199 3-399-19-595 16-181 34-364 16-546 33-176 17-353 0-529 0-198 0-398 0-595 0-187 0-377-26-561 0-200 30-398 45-595 33-184-11-352 54-529 66-176 12-354 14-529 0-169-12-358 61-496-99-128-148-94-326-132-496-38-166-9-343-33-512-32-225 130-383 99-595-27-186 52-360 50-545-3-175-103-341-50-513s-46-372 66-512c288-359-322-17-50-413 103-150 74-366 0-545-72-169-7-354-49-529-41-164-19-327-50-496-34-184 0-375 0-562 0-193 2-387 0-578-3-171-3-343-16-513-15-187 4-376 0-562-4-172 21-344 49-512 28-175 77-346 133-512 87-257 335-89 495-50 163 40 331 10 496 17 178 9 337-56 512-50l100-33">
          <text:p/>
        </draw:path>
        <draw:path draw:style-name="gr76" draw:text-style-name="P1" draw:layer="layout" svg:width="4.579cm" svg:height="2.384cm" svg:x="9.484cm" svg:y="10.577cm" svg:viewBox="0 0 4580 2385" svg:d="M118 0c0 165 19 332 0 496-20 172-5 340-49 513-41 161-80 324-66 495 14 165 66 319 82 496 20 221 189 305 347 347 170 45 342 21 513 33 165 12 335 5 495-33 168-40 331-13 496-49 163-35 330-15 496-17 180-2 364 0 545 0 170 0 343 0 513 0s341 0 512 0c165 0 330-1 496 0h82">
          <text:p/>
        </draw:path>
        <draw:path draw:style-name="gr76" draw:text-style-name="P1" draw:layer="layout" svg:width="5.879cm" svg:height="3.333cm" svg:x="9.078cm" svg:y="11.106cm" svg:viewBox="0 0 5880 3334" svg:d="M5664 1884c280 92 102 309 149 496 42 167 55 339 66 512 12 184-94 402-281 430-164 23-332 6-496 0-166-7-333-27-496-49-165-23-330-15-495-17-176-3-354 2-529 0-166-3-331-2-496-16s-331 0-496 0c-166 0-332 0-496 0-166 0-330 0-495 0s-331 0-496 0c-172 0-346 36-513 0-164-36-435 164-446-149-6-168-47-333-82-496-35-164-54-330-50-496 3-165-28-334 0-496 29-166 105-327 99-495s37-331 17-496c-21-171 15-344 82-496 102-232 333-45 496-33 164 12 330-1 496 0h165l50-17">
          <text:p/>
        </draw:path>
        <draw:path draw:style-name="gr76" draw:text-style-name="P1" draw:layer="layout" svg:width="0.866cm" svg:height="3.224cm" svg:x="5.314cm" svg:y="9.635cm" svg:viewBox="0 0 867 3225" svg:d="M173 0c-10 266-48 532-99 793-34 175-55 352-66 529-10 175 0 352 0 529 0 165-9 331 0 496s-53 350 66 495c113 138 151 414 397 380h165 165 66">
          <text:p/>
        </draw:path>
        <draw:path draw:style-name="gr76" draw:text-style-name="P1" draw:layer="layout" svg:width="6.692cm" svg:height="9.506cm" svg:x="1.235cm" svg:y="8.759cm" svg:viewBox="0 0 6693 9507" svg:d="M5954 4743c186 40 376 55 562 99 261 62 158 312 149 479-9 165-12 328 17 496 28 162-9 331 0 496 10 166-49 331-17 496 37 191-67 347-99 529-32 187-21 367 16 545 37 179 3 365 33 546 31 179-1 363 0 545 1 164 123 424-132 479-179 39-365-1-545 17-166 17-332-2-496 16-176 19-353 14-529 17-192 4-387 6-578 0-188-6-375 11-562-33-167-39-343-41-513-50-186-10-374 0-561 0s-376 1-562 0c-180-1-347 50-529 50-178 0-353 13-529 16-170 3-343 11-512 0-159-10-444 77-447-182-2-173-29-338 0-512 30-180-9-368-49-545-40-180-53-364-66-546-12-177-7-365 66-529 74-164 44-346 99-512 56-167-43-360 33-512 59-119 565-62 298-298-155-137-209-329-265-512-51-167-64-339-83-512-17-166-21-330-16-496 5-167 14-334 50-496 37-168 18-342 16-512-1-182-36-364-33-546 3-188-38-374-33-562 5-166 28-336-17-495-48-171-27-343-33-513-7-198-6-398 0-595 6-165 45-329 33-495l166-116h33">
          <text:p/>
        </draw:path>
        <draw:path draw:style-name="gr76" draw:text-style-name="P1" draw:layer="layout" svg:width="0.693cm" svg:height="0.016cm" svg:x="2.231cm" svg:y="8.99cm" svg:viewBox="0 0 694 17" svg:d="M0 0c187 0 374-1 562 0l132 17">
          <text:p/>
        </draw:path>
        <draw:path draw:style-name="gr76" draw:text-style-name="P1" draw:layer="layout" svg:width="0.726cm" svg:height="-0.001cm" svg:x="3.471cm" svg:y="9.486cm" svg:viewBox="0 0 727 0" svg:d="M0 0c170-1 341 0 512 0h165 50">
          <text:p/>
        </draw:path>
        <draw:frame draw:style-name="gr77" draw:text-style-name="P15" draw:layer="layout" svg:width="1.221cm" svg:height="0.903cm" svg:x="12.7cm" svg:y="6.197cm">
          <draw:text-box>
            <text:p><text:span text:style-name="T23">= 1</text:span></text:p>
          </draw:text-box>
        </draw:frame>
        <draw:frame draw:style-name="gr77" draw:text-style-name="P15" draw:layer="layout" svg:width="1.492cm" svg:height="0.903cm" svg:x="8.2cm" svg:y="1.897cm">
          <draw:text-box>
            <text:p><text:span text:style-name="T23">'00' =</text:span></text:p>
          </draw:text-box>
        </draw:frame>
        <draw:frame draw:style-name="gr77" draw:text-style-name="P15" draw:layer="layout" svg:width="1.492cm" svg:height="0.903cm" svg:x="12.408cm" svg:y="5.5cm">
          <draw:text-box>
            <text:p><text:span text:style-name="T23">= '01'</text:span></text:p>
          </draw:text-box>
        </draw:frame>
        <draw:frame draw:style-name="gr77" draw:text-style-name="P15" draw:layer="layout" svg:width="1.221cm" svg:height="0.903cm" svg:x="12.7cm" svg:y="4.9cm">
          <draw:text-box>
            <text:p><text:span text:style-name="T23">= 0</text:span></text:p>
          </draw:text-box>
        </draw:frame>
        <draw:frame draw:style-name="gr77" draw:text-style-name="P15" draw:layer="layout" svg:width="1.492cm" svg:height="0.903cm" svg:x="12.708cm" svg:y="4.3cm">
          <draw:text-box>
            <text:p><text:span text:style-name="T23">= '00'</text:span></text:p>
          </draw:text-box>
        </draw:frame>
        <draw:frame draw:style-name="gr77" draw:text-style-name="P15" draw:layer="layout" svg:width="3.359cm" svg:height="0.903cm" svg:x="13.3cm" svg:y="3.6cm">
          <draw:text-box>
            <text:p><text:span text:style-name="T23">= '101010', '</text:span><text:span text:style-name="T24">101011</text:span><text:span text:style-name="T23">'</text:span></text:p>
          </draw:text-box>
        </draw:frame>
        <draw:frame draw:style-name="gr77" draw:text-style-name="P15" draw:layer="layout" svg:width="1.221cm" svg:height="0.903cm" svg:x="12.479cm" svg:y="3.1cm">
          <draw:text-box>
            <text:p><text:span text:style-name="T23">= 0</text:span></text:p>
          </draw:text-box>
        </draw:frame>
        <draw:frame draw:style-name="gr77" draw:text-style-name="P15" draw:layer="layout" svg:width="1.221cm" svg:height="0.903cm" svg:x="12.879cm" svg:y="2.497cm">
          <draw:text-box>
            <text:p><text:span text:style-name="T23">= 0</text:span></text:p>
          </draw:text-box>
        </draw:frame>
        <draw:frame draw:style-name="gr77" draw:text-style-name="P15" draw:layer="layout" svg:width="1.492cm" svg:height="0.903cm" svg:x="12.908cm" svg:y="1.897cm">
          <draw:text-box>
            <text:p><text:span text:style-name="T23">= '00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3T20:52:38</dc:date>
    <dc:creator>Not YourBusiness</dc:creator>
    <meta:editing-duration>PT6H8M9S</meta:editing-duration>
    <meta:editing-cycles>90</meta:editing-cycles>
    <meta:generator>OpenOffice/4.1.5$Unix OpenOffice.org_project/415m1$Build-9789</meta:generator>
    <meta:document-statistic meta:object-count="342"/>
  </office:meta>
</office:document-meta>
</file>